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d6f" officeooo:paragraph-rsid="001d2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2:31.372652093</meta:creation-date>
    <dc:date>2020-10-19T10:22:50.306006429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5.2$Linux_X86_64 LibreOffice_project/40$Build-2</meta:generator>
  </office:meta>
</office:document-meta>
</file>